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ぁ・・・ぁの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... Ummm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ら・・・どうしたんですか？　おトイレ？」</text:p>
          </table:table-cell>
          <table:table-cell table:style-name="ce0"/>
          <table:table-cell table:style-name="ce0"/>
          <table:table-cell table:style-name="ce0" office:value-type="string">
            <text:p>Café Lady
“My... what's the matter? Do you need
the toilet?”</text:p>
          </table:table-cell>
          <table:table-cell table:number-columns-repeated="1020"/>
        </table:table-row>
        <table:table-row>
          <table:table-cell table:style-name="ce0" office:value-type="string">
            <text:p>は、はぃっ、ちょっと・・・行ってきても、いい
ですかっ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es, a little... please may I be excused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んなになるまで我慢してなくてもよかった
　んですよ！　ここは任せて行ってきて
　ください！」</text:p>
          </table:table-cell>
          <table:table-cell table:style-name="ce0"/>
          <table:table-cell table:style-name="ce0"/>
          <table:table-cell table:style-name="ce0" office:value-type="string">
            <text:p>Café Lady
“Goodness gracious, you really shouldn't
have held it for so long! Please, leave
everything to me!”</text:p>
          </table:table-cell>
          <table:table-cell table:number-columns-repeated="1020"/>
        </table:table-row>
        <table:table-row>
          <table:table-cell table:style-name="ce0" office:value-type="string">
            <text:p>・・・はいっ！！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Thank you!! ////</text:p>
          </table:table-cell>
          <table:table-cell table:number-columns-repeated="1020"/>
        </table:table-row>
        <table:table-row>
          <table:table-cell table:style-name="ce0" office:value-type="string">
            <text:p>（こくこく・・・！）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*nod*...!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行きたくなっちゃうのは仕方ないことです
　から、そんなに我慢しなくても、もっと早めに
　言ってもらってよかったんですよ。」</text:p>
          </table:table-cell>
          <table:table-cell table:style-name="ce0"/>
          <table:table-cell table:style-name="ce0"/>
          <table:table-cell table:style-name="ce0" office:value-type="string">
            <text:p>Café Lady
“You shouldn't hold it until you're
so desperate. Next time, please let me
know sooner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注文は私が代わりますから、どうぞ行って
　らっしゃい。」</text:p>
          </table:table-cell>
          <table:table-cell table:style-name="ce0"/>
          <table:table-cell table:style-name="ce0"/>
          <table:table-cell table:style-name="ce0" office:value-type="string">
            <text:p>Café Lady
“I'll stand in for you. Please hurry off.”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せん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nk you...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